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.607cm" fo:min-width="19.09cm" loext:decorative="false"/>
      <style:paragraph-properties style:writing-mode="lr-tb"/>
    </style:style>
    <style:style style:name="gr2" style:family="graphic" style:parent-style-name="standard">
      <style:graphic-properties svg:stroke-color="#ff972f" draw:fill-color="#fff5ce" draw:textarea-horizontal-align="justify" draw:textarea-vertical-align="middle" draw:auto-grow-height="false" fo:min-height="0.199cm" fo:min-width="0.847cm" loext:decorative="false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703cm" fo:min-width="2.675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0.544cm" fo:min-width="2.04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03cm" fo:min-width="2.675cm" loext:decorative="false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top" loext:decorative="false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top" loext:decorative="false"/>
      <style:paragraph-properties style:writing-mode="lr-tb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top" loext:decorative="false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7" draw:marker-end-width="0.3cm" draw:fill="none" draw:textarea-vertical-align="top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9" draw:marker-end-width="0.3cm" draw:fill="none" draw:textarea-vertical-align="top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top" loext:decorative="false"/>
      <style:paragraph-properties style:writing-mode="lr-tb"/>
    </style:style>
    <style:style style:name="gr29" style:family="graphic" style:parent-style-name="objectwithoutfill">
      <style:graphic-properties draw:marker-end="Arrowheads_20_21" draw:marker-end-width="0.3cm" draw:fill="none" draw:textarea-vertical-align="top" loext:decorative="false"/>
      <style:paragraph-properties style:writing-mode="lr-tb"/>
    </style:style>
    <style:style style:name="gr3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4" draw:marker-end-width="0.3cm" draw:fill="none" draw:textarea-vertical-align="top" loext:decorative="false"/>
      <style:paragraph-properties style:writing-mode="lr-tb"/>
    </style:style>
    <style:style style:name="gr32" style:family="graphic" style:parent-style-name="objectwithoutfill">
      <style:graphic-properties draw:marker-end="Arrowheads_20_26" draw:marker-end-width="0.3cm" draw:fill="none" draw:textarea-vertical-align="top" loext:decorative="false"/>
      <style:paragraph-properties style:writing-mode="lr-tb"/>
    </style:style>
    <style:style style:name="gr3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0.199cm" fo:min-width="0cm" loext:decorative="false"/>
    </style:style>
    <style:style style:name="gr35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P1" style:family="paragraph">
      <style:paragraph-properties fo:text-align="start"/>
      <style:text-properties fo:font-size="12pt" fo:font-weight="bold"/>
    </style:style>
    <style:style style:name="P2" style:family="paragraph">
      <loext:graphic-properties draw:fill-color="#ffffff"/>
      <style:paragraph-properties fo:text-align="start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5c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dee6ef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0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-color="#dee6ef"/>
      <style:paragraph-properties fo:text-align="center"/>
      <style:text-properties fo:font-size="8pt"/>
    </style:style>
    <style:style style:name="P11" style:family="paragraph">
      <style:paragraph-properties fo:text-align="center"/>
      <style:text-properties fo:font-size="10pt" fo:background-color="#ffffff"/>
    </style:style>
    <style:style style:name="P12" style:family="paragraph">
      <loext:graphic-properties draw:fill="none"/>
      <style:paragraph-properties fo:text-align="center"/>
      <style:text-properties fo:font-size="10pt" fo:background-color="#ffffff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#ffffff"/>
    </style:style>
    <style:style style:name="T3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.857cm" svg:x="1cm" svg:y="1cm">
          <text:p text:style-name="P1">CSD325: Advanced Python</text:p>
          <text:p text:style-name="P1">Module 12.2: Redo Assignment -</text:p>
          <text:p text:style-name="P1"><text:s text:c="2"/>Module 2.2 Assignment: Documented Debugging + Flowchart(s)</text:p>
          <text:p text:style-name="P1">Isaac Ellingson</text:p>
          <text:p text:style-name="P1">12/21/2025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.905cm" svg:height="0.635cm" svg:x="9.121cm" svg:y="4.492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3.175cm" svg:height="0.635cm" svg:x="8.486cm" svg:y="5.762cm">
          <text:p text:style-name="P5">Set n to 4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074cm" svg:y1="5.127cm" svg:x2="10.073cm" svg:y2="5.762cm" draw:start-shape="id1" draw:start-glue-point="8" draw:end-shape="id2" draw:end-glue-point="0" svg:d="M10074 5127v317h-1v318" svg:viewBox="0 0 2 636">
          <text:p/>
        </draw:connector>
        <draw:custom-shape draw:style-name="gr5" draw:text-style-name="P6" xml:id="id3" draw:id="id3" draw:layer="layout" svg:width="3.175cm" svg:height="0.953cm" svg:x="8.486cm" svg:y="7.032cm">
          <text:p text:style-name="P5">Set prime_sum to 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75cm" svg:height="0.635cm" svg:x="2.27cm" svg:y="4.492cm">
          <text:p text:style-name="P5">Overall Program</text:p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3.175cm" svg:height="1.27cm" svg:x="8.486cm" svg:y="8.62cm">
          <text:p text:style-name="P5">Set prime_counter to 0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0.073cm" svg:y1="6.397cm" svg:x2="10.073cm" svg:y2="7.032cm" draw:start-shape="id2" draw:start-glue-point="2" draw:end-shape="id3" draw:end-glue-point="0" svg:d="M10073 6397v635" svg:viewBox="0 0 1 636">
          <text:p/>
        </draw:connector>
        <draw:connector draw:style-name="gr9" draw:text-style-name="P7" draw:layer="layout" svg:x1="10.073cm" svg:y1="7.985cm" svg:x2="10.073cm" svg:y2="8.62cm" draw:start-shape="id3" draw:start-glue-point="2" draw:end-shape="id4" draw:end-glue-point="0" svg:d="M10073 7985v635" svg:viewBox="0 0 1 636">
          <text:p/>
        </draw:connector>
        <draw:custom-shape draw:style-name="gr3" draw:text-style-name="P6" xml:id="id5" draw:id="id5" draw:layer="layout" svg:width="3.175cm" svg:height="0.635cm" svg:x="8.486cm" svg:y="10.525cm">
          <text:p text:style-name="P5">Set num to 2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0.073cm" svg:y1="9.89cm" svg:x2="10.073cm" svg:y2="10.525cm" draw:start-shape="id4" draw:start-glue-point="2" draw:end-shape="id5" draw:end-glue-point="0" svg:d="M10073 9890v635" svg:viewBox="0 0 1 636">
          <text:p/>
        </draw:connector>
        <draw:custom-shape draw:style-name="gr11" draw:text-style-name="P10" xml:id="id6" draw:id="id6" draw:layer="layout" svg:width="5.08cm" svg:height="1.588cm" svg:x="7.533cm" svg:y="11.794cm">
          <text:p text:style-name="P9">Is prime_counter &lt; 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10.073cm" svg:y1="11.16cm" svg:x2="10.073cm" svg:y2="11.794cm" draw:start-shape="id5" draw:start-glue-point="2" draw:end-shape="id6" draw:end-glue-point="4" svg:d="M10073 11160v634" svg:viewBox="0 0 1 635">
          <text:p/>
        </draw:connector>
        <draw:connector draw:style-name="gr13" draw:text-style-name="P12" draw:layer="layout" svg:x1="10.073cm" svg:y1="13.382cm" svg:x2="10.073cm" svg:y2="14.334cm" draw:start-shape="id6" draw:start-glue-point="6" draw:end-shape="id7" draw:end-glue-point="0" svg:d="M10073 13382v952" svg:viewBox="0 0 1 953">
          <text:p text:style-name="P11"><text:span text:style-name="T2">No</text:span></text:p>
        </draw:connector>
        <draw:custom-shape draw:style-name="gr11" draw:text-style-name="P10" xml:id="id8" draw:id="id8" draw:layer="layout" svg:width="5.08cm" svg:height="1.588cm" svg:x="7.533cm" svg:y="15.922cm">
          <text:p text:style-name="P9">Is num pri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7" draw:id="id7" draw:layer="layout" svg:width="3.175cm" svg:height="0.953cm" svg:x="8.486cm" svg:y="14.334cm">
          <text:p text:style-name="P5">Call is_prime with num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0.073cm" svg:y1="15.287cm" svg:x2="10.073cm" svg:y2="15.922cm" draw:start-shape="id7" draw:start-glue-point="2" draw:end-shape="id8" draw:end-glue-point="4" svg:d="M10073 15287v635" svg:viewBox="0 0 1 636">
          <text:p/>
        </draw:connector>
        <draw:custom-shape draw:style-name="gr3" draw:text-style-name="P6" xml:id="id9" draw:id="id9" draw:layer="layout" svg:width="3.175cm" svg:height="0.635cm" svg:x="11.978cm" svg:y="17.827cm">
          <text:p text:style-name="P5">Print num</text:p>
          <draw:enhanced-geometry svg:viewBox="0 0 21600 21600" draw:type="rectangle" draw:enhanced-path="M 0 0 L 21600 0 21600 21600 0 21600 0 0 Z N"/>
        </draw:custom-shape>
        <draw:connector draw:style-name="gr16" draw:text-style-name="P13" draw:layer="layout" svg:x1="12.613cm" svg:y1="16.716cm" svg:x2="13.565cm" svg:y2="17.827cm" draw:start-shape="id8" draw:start-glue-point="7" draw:end-shape="id9" svg:d="M12613 16716h952v1111" svg:viewBox="0 0 953 1112">
          <text:p text:style-name="P3"><text:span text:style-name="T1">Ye</text:span><text:span text:style-name="T1">s</text:span></text:p>
        </draw:connector>
        <draw:custom-shape draw:style-name="gr5" draw:text-style-name="P6" xml:id="id10" draw:id="id10" draw:layer="layout" svg:width="3.175cm" svg:height="0.953cm" svg:x="11.978cm" svg:y="19.097cm">
          <text:p text:style-name="P5">Add num to prime_sum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3.175cm" svg:height="0.953cm" svg:x="11.978cm" svg:y="20.685cm">
          <text:p text:style-name="P5">Add 1 to prime_counter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3.565cm" svg:y1="18.462cm" svg:x2="13.565cm" svg:y2="19.097cm" draw:start-shape="id9" draw:start-glue-point="2" draw:end-shape="id10" svg:d="M13565 18462v635" svg:viewBox="0 0 1 636">
          <text:p/>
        </draw:connector>
        <draw:connector draw:style-name="gr18" draw:text-style-name="P7" draw:layer="layout" svg:x1="13.565cm" svg:y1="20.05cm" svg:x2="13.565cm" svg:y2="20.685cm" draw:start-shape="id10" draw:start-glue-point="2" draw:end-shape="id11" draw:end-glue-point="0" svg:d="M13565 20050v635" svg:viewBox="0 0 1 636">
          <text:p/>
        </draw:connector>
        <draw:custom-shape draw:style-name="gr3" draw:text-style-name="P6" xml:id="id12" draw:id="id12" draw:layer="layout" svg:width="3.175cm" svg:height="0.635cm" svg:x="8.486cm" svg:y="22.59cm">
          <text:p text:style-name="P5">Add 1 to num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13.565cm" svg:y1="21.638cm" svg:x2="11.661cm" svg:y2="22.907cm" draw:start-shape="id11" draw:start-glue-point="2" draw:end-shape="id12" draw:end-glue-point="1" svg:d="M13565 21638v1269h-1904" svg:viewBox="0 0 1905 1270">
          <text:p/>
        </draw:connector>
        <draw:connector draw:style-name="gr20" draw:text-style-name="P14" draw:layer="layout" svg:x1="10.073cm" svg:y1="17.51cm" svg:x2="10.073cm" svg:y2="22.59cm" draw:start-shape="id8" draw:start-glue-point="6" draw:end-shape="id12" draw:end-glue-point="0" svg:d="M10073 17510v5080" svg:viewBox="0 0 1 5081">
          <text:p text:style-name="P3"><text:span text:style-name="T3">No</text:span></text:p>
        </draw:connector>
        <draw:connector draw:style-name="gr21" draw:text-style-name="P7" draw:layer="layout" svg:x1="8.486cm" svg:y1="22.907cm" svg:x2="7.533cm" svg:y2="12.588cm" draw:start-shape="id12" draw:start-glue-point="3" draw:end-shape="id6" draw:end-glue-point="5" svg:d="M8486 22907h-1454v-10319h501" svg:viewBox="0 0 1455 10320">
          <text:p/>
        </draw:connector>
        <draw:custom-shape draw:style-name="gr7" draw:text-style-name="P6" xml:id="id13" draw:id="id13" draw:layer="layout" svg:width="3.175cm" svg:height="1.27cm" svg:x="14.97cm" svg:y="23.542cm">
          <text:p text:style-name="P5">Print out message with prime_sum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1.905cm" svg:height="0.635cm" svg:x="15.605cm" svg:y="25.765cm">
          <text:p text:style-name="P3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svg:x1="16.557cm" svg:y1="24.812cm" svg:x2="16.558cm" svg:y2="25.765cm" draw:start-shape="id13" draw:start-glue-point="2" draw:end-shape="id14" draw:end-glue-point="4" svg:d="M16557 24812v476h1v477" svg:viewBox="0 0 2 954">
          <text:p/>
        </draw:connector>
        <draw:connector draw:style-name="gr23" draw:text-style-name="P16" draw:layer="layout" svg:x1="12.613cm" svg:y1="12.588cm" svg:x2="16.557cm" svg:y2="23.542cm" draw:start-shape="id6" draw:start-glue-point="7" draw:end-shape="id13" draw:end-glue-point="0" svg:d="M12613 12588h3944v10954" svg:viewBox="0 0 3945 10955">
          <text:p text:style-name="P15"><text:span text:style-name="T1">Yes</text:span></text:p>
        </draw:connector>
      </draw:page>
      <draw:page draw:name="page2" draw:style-name="dp1" draw:master-page-name="Default">
        <draw:custom-shape draw:style-name="gr6" draw:text-style-name="P8" draw:layer="layout" svg:width="3.175cm" svg:height="0.635cm" svg:x="1.317cm" svg:y="1.317cm">
          <text:p text:style-name="P5">is_prime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1.905cm" svg:height="0.635cm" svg:x="9.255cm" svg:y="2.587cm">
          <text:p text:style-name="P3"><text:span text:style-name="T1">St</text:span><text:span text:style-name="T1">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6" draw:id="id16" draw:layer="layout" svg:width="5.08cm" svg:height="1.588cm" svg:x="7.667cm" svg:y="4.174cm">
          <text:p text:style-name="P9">Is num &lt;=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7" draw:layer="layout" svg:x1="10.208cm" svg:y1="3.222cm" svg:x2="10.207cm" svg:y2="4.174cm" draw:start-shape="id15" draw:start-glue-point="8" draw:end-shape="id16" draw:end-glue-point="4" svg:d="M10208 3222v476h-1v476" svg:viewBox="0 0 2 953">
          <text:p/>
        </draw:connector>
        <draw:custom-shape draw:style-name="gr11" draw:text-style-name="P10" xml:id="id19" draw:id="id19" draw:layer="layout" svg:width="5.08cm" svg:height="1.588cm" svg:x="7.667cm" svg:y="9.254cm">
          <text:p text:style-name="P9">Is i less than the square root of num plus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17" draw:id="id17" draw:layer="layout" svg:width="3.175cm" svg:height="0.635cm" svg:x="8.62cm" svg:y="6.715cm">
          <text:p text:style-name="P5">Set i to 2</text:p>
          <draw:enhanced-geometry svg:viewBox="0 0 21600 21600" draw:type="rectangle" draw:enhanced-path="M 0 0 L 21600 0 21600 21600 0 21600 0 0 Z N"/>
        </draw:custom-shape>
        <draw:connector draw:style-name="gr25" draw:text-style-name="P14" draw:layer="layout" svg:x1="10.207cm" svg:y1="5.762cm" svg:x2="10.207cm" svg:y2="6.715cm" draw:start-shape="id16" draw:start-glue-point="6" draw:end-shape="id17" draw:end-glue-point="0" svg:d="M10207 5762v953" svg:viewBox="0 0 1 954">
          <text:p text:style-name="P3"><text:span text:style-name="T3">No</text:span></text:p>
        </draw:connector>
        <draw:connector draw:style-name="gr26" draw:text-style-name="P7" draw:layer="layout" svg:x1="10.207cm" svg:y1="7.35cm" svg:x2="10.208cm" svg:y2="7.984cm" draw:start-shape="id17" draw:start-glue-point="2" draw:end-shape="id18" draw:end-glue-point="4" svg:d="M10207 7350v316h1v318" svg:viewBox="0 0 2 635">
          <text:p/>
        </draw:connector>
        <draw:custom-shape draw:style-name="gr11" draw:text-style-name="P10" xml:id="id20" draw:id="id20" draw:layer="layout" svg:width="5.08cm" svg:height="1.588cm" svg:x="7.667cm" svg:y="11.794cm">
          <text:p text:style-name="P9">Is the remainder of num / i zer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4" draw:layer="layout" svg:x1="10.207cm" svg:y1="10.842cm" svg:x2="10.207cm" svg:y2="11.794cm" draw:start-shape="id19" draw:start-glue-point="6" draw:end-shape="id20" draw:end-glue-point="4" svg:d="M10207 10842v952" svg:viewBox="0 0 1 953">
          <text:p text:style-name="P3"><text:span text:style-name="T3">Yes</text:span></text:p>
        </draw:connector>
        <draw:custom-shape draw:style-name="gr3" draw:text-style-name="P6" xml:id="id22" draw:id="id22" draw:layer="layout" svg:width="3.175cm" svg:height="0.635cm" svg:x="13.065cm" svg:y="13.382cm">
          <text:p text:style-name="P5">Return False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svg:x1="7.667cm" svg:y1="10.048cm" svg:x2="5.762cm" svg:y2="10.842cm" draw:start-shape="id19" draw:start-glue-point="5" draw:end-shape="id21" draw:end-glue-point="0" svg:d="M7667 10048h-1905v794" svg:viewBox="0 0 1906 795">
          <text:p text:style-name="P15"><text:span text:style-name="T1">No</text:span></text:p>
        </draw:connector>
        <draw:connector draw:style-name="gr29" draw:text-style-name="P16" draw:layer="layout" svg:x1="12.747cm" svg:y1="12.588cm" svg:x2="14.652cm" svg:y2="13.382cm" draw:start-shape="id20" draw:start-glue-point="7" draw:end-shape="id22" draw:end-glue-point="0" svg:d="M12747 12588h1905v794" svg:viewBox="0 0 1906 795">
          <text:p text:style-name="P15"><text:span text:style-name="T1">Yes</text:span></text:p>
        </draw:connector>
        <draw:custom-shape draw:style-name="gr2" draw:text-style-name="P4" xml:id="id23" draw:id="id23" draw:layer="layout" svg:width="1.905cm" svg:height="0.635cm" svg:x="13.7cm" svg:y="14.652cm">
          <text:p text:style-name="P3"><text:span text:style-name="T1">En</text:span><text:span text:style-name="T1">d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0" draw:text-style-name="P7" draw:layer="layout" svg:x1="14.652cm" svg:y1="14.017cm" svg:x2="14.653cm" svg:y2="14.652cm" draw:start-shape="id22" draw:start-glue-point="2" draw:end-shape="id23" draw:end-glue-point="4" svg:d="M14652 14017v317h1v318" svg:viewBox="0 0 2 636">
          <text:p/>
        </draw:connector>
        <draw:connector draw:style-name="gr31" draw:text-style-name="P16" draw:layer="layout" svg:x1="12.747cm" svg:y1="4.968cm" svg:x2="14.652cm" svg:y2="13.382cm" draw:start-shape="id16" draw:start-glue-point="7" draw:end-shape="id22" draw:end-glue-point="0" svg:d="M12747 4968h1905v8414" svg:viewBox="0 0 1906 8415">
          <text:p text:style-name="P15"><text:span text:style-name="T1">Yes</text:span></text:p>
        </draw:connector>
        <draw:custom-shape draw:style-name="gr3" draw:text-style-name="P6" xml:id="id21" draw:id="id21" draw:layer="layout" svg:width="3.175cm" svg:height="0.635cm" svg:x="4.175cm" svg:y="10.842cm">
          <text:p text:style-name="P5">Return True</text:p>
          <draw:enhanced-geometry svg:viewBox="0 0 21600 21600" draw:type="rectangle" draw:enhanced-path="M 0 0 L 21600 0 21600 21600 0 21600 0 0 Z N"/>
        </draw:custom-shape>
        <draw:custom-shape draw:style-name="gr3" draw:text-style-name="P6" xml:id="id24" draw:id="id24" draw:layer="layout" svg:width="3.175cm" svg:height="0.635cm" svg:x="8.619cm" svg:y="14.334cm">
          <text:p text:style-name="P5">Add 1 to i</text:p>
          <draw:enhanced-geometry svg:viewBox="0 0 21600 21600" draw:type="rectangle" draw:enhanced-path="M 0 0 L 21600 0 21600 21600 0 21600 0 0 Z N"/>
        </draw:custom-shape>
        <draw:connector draw:style-name="gr32" draw:text-style-name="P14" draw:layer="layout" svg:x1="10.207cm" svg:y1="13.382cm" svg:x2="10.206cm" svg:y2="14.334cm" draw:start-shape="id20" draw:start-glue-point="6" draw:end-shape="id24" draw:end-glue-point="0" svg:d="M10207 13382v476h-1v476" svg:viewBox="0 0 2 953">
          <text:p text:style-name="P3"><text:span text:style-name="T3">No</text:span></text:p>
        </draw:connector>
        <draw:connector draw:style-name="gr33" draw:text-style-name="P7" draw:layer="layout" svg:x1="5.762cm" svg:y1="11.477cm" svg:x2="5.763cm" svg:y2="12.112cm" draw:start-shape="id21" draw:start-glue-point="2" draw:end-shape="id25" draw:end-glue-point="4" svg:d="M5762 11477v317h1v318" svg:viewBox="0 0 2 636">
          <text:p/>
        </draw:connector>
        <draw:custom-shape draw:style-name="gr2" draw:text-style-name="P4" xml:id="id25" draw:id="id25" draw:layer="layout" svg:width="1.905cm" svg:height="0.635cm" svg:x="4.81cm" svg:y="12.112cm">
          <text:p text:style-name="P3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18" draw:id="id18" draw:layer="layout" svg:width="0.635cm" svg:height="0.635cm" svg:x="9.89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7" draw:layer="layout" svg:x1="10.208cm" svg:y1="8.619cm" svg:x2="10.207cm" svg:y2="9.254cm" draw:start-shape="id18" draw:start-glue-point="8" draw:end-shape="id19" draw:end-glue-point="4" svg:d="M10208 8619v318h-1v317" svg:viewBox="0 0 2 636">
          <text:p/>
        </draw:connector>
        <draw:connector draw:style-name="gr36" draw:text-style-name="P7" draw:layer="layout" draw:line-skew="-4.26cm" svg:x1="8.619cm" svg:y1="14.651cm" svg:x2="9.89cm" svg:y2="8.302cm" draw:start-shape="id24" draw:start-glue-point="3" draw:end-shape="id18" draw:end-glue-point="6" svg:d="M8619 14651h-4762v-6349h6033" svg:viewBox="0 0 6034 635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3:35.432050714</meta:creation-date>
    <dc:date>2025-12-21T14:36:38.445644683</dc:date>
    <meta:editing-duration>PT1M22S</meta:editing-duration>
    <meta:editing-cycles>1</meta:editing-cycles>
    <meta:document-statistic meta:object-count="55"/>
    <meta:generator>LibreOffice/24.2.7.2$Linux_X86_64 LibreOffice_project/420$Build-2</meta:generator>
  </office:meta>
</office:document-meta>
</file>